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17.3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5mm" fo:break-before="auto" style:use-optimal-row-height="true"/>
    </style:style>
    <style:style style:name="ro8" style:family="table-row">
      <style:table-row-properties style:row-height="4.5mm" fo:break-before="auto" style:use-optimal-row-height="true"/>
    </style:style>
    <style:style style:name="ro9" style:family="table-row">
      <style:table-row-properties style:row-height="1.59mm" fo:break-before="auto" style:use-optimal-row-height="false"/>
    </style:style>
    <style:style style:name="ro10" style:family="table-row">
      <style:table-row-properties style:row-height="8.94mm" fo:break-before="auto" style:use-optimal-row-height="false"/>
    </style:style>
    <style:style style:name="ro11" style:family="table-row">
      <style:table-row-properties style:row-height="18.26mm" fo:break-before="auto" style:use-optimal-row-height="true"/>
    </style:style>
    <style:style style:name="ro12" style:family="table-row">
      <style:table-row-properties style:row-height="10mm" fo:break-before="auto" style:use-optimal-row-height="true"/>
    </style:style>
    <style:style style:name="ro13" style:family="table-row">
      <style:table-row-properties style:row-height="5.57mm" fo:break-before="auto" style:use-optimal-row-height="true"/>
    </style:style>
    <style:style style:name="ro14" style:family="table-row">
      <style:table-row-properties style:row-height="6mm" fo:break-before="auto" style:use-optimal-row-height="true"/>
    </style:style>
    <style:style style:name="ro15" style:family="table-row">
      <style:table-row-properties style:row-height="6.83mm" fo:break-before="auto" style:use-optimal-row-height="true"/>
    </style:style>
    <style:style style:name="ro16" style:family="table-row">
      <style:table-row-properties style:row-height="5.29mm" fo:break-before="auto" style:use-optimal-row-height="true"/>
    </style:style>
    <style:style style:name="ro17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70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74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85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35" style:family="table-cell" style:parent-style-name="Default">
      <style:table-cell-properties fo:background-color="#ccffcc" fo:padding="0.71mm"/>
    </style:style>
    <style:style style:name="ce99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 style:data-style-name="N11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102" style:family="table-cell" style:parent-style-name="Default" style:data-style-name="N104">
      <style:table-cell-properties style:diagonal-bl-tr="none" style:diagonal-tl-br="none" fo:border="1.76pt solid #ff9900" fo:padding="0.71mm" style:rotation-align="none"/>
    </style:style>
    <style:style style:name="ce103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70"/>
          <table:table-cell table:style-name="ce17" office:value-type="percentage" office:value="0.08" calcext:value-type="percentage">
            <text:p>8%</text:p>
          </table:table-cell>
          <table:table-cell/>
          <table:table-cell table:style-name="ce70" office:value-type="string" calcext:value-type="string" table:number-columns-spanned="2" table:number-rows-spanned="1">
            <text:p>Wysokość kredytu:</text:p>
          </table:table-cell>
          <table:covered-table-cell table:style-name="ce70"/>
          <table:table-cell table:style-name="ce3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22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22"/>
          <table:table-cell table:style-name="ce18" office:value-type="string" calcext:value-type="string">
            <text:p>12 miesięcy</text:p>
          </table:table-cell>
          <table:table-cell/>
          <table:table-cell table:style-name="ce22" office:value-type="string" calcext:value-type="string" table:number-columns-spanned="2" table:number-rows-spanned="1">
            <text:p>Stan końcowy spłaty kredytu:</text:p>
          </table:table-cell>
          <table:covered-table-cell table:style-name="ce22"/>
          <table:table-cell table:style-name="ce32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Default"/>
          <table:table-cell table:number-columns-repeated="3"/>
          <table:table-cell table:style-name="ce10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74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74"/>
          <table:table-cell table:style-name="ce4"/>
          <table:table-cell table:style-name="ce85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85"/>
          <table:table-cell table:style-name="ce4" table:number-columns-repeated="1016"/>
        </table:table-row>
        <table:table-row table:style-name="ro6">
          <table:table-cell table:style-name="ce5" office:value-type="string" calcext:value-type="string">
            <text:p>miesiąc</text:p>
          </table:table-cell>
          <table:table-cell table:style-name="ce8"/>
          <table:table-cell table:style-name="ce12" office:value-type="string" calcext:value-type="string">
            <text:p>oprocentowanie</text:p>
          </table:table-cell>
          <table:table-cell table:style-name="ce19" office:value-type="string" calcext:value-type="string">
            <text:p>do spłaty</text:p>
          </table:table-cell>
          <table:table-cell/>
          <table:table-cell table:style-name="ce23" office:value-type="string" calcext:value-type="string">
            <text:p>podstawa oprocentowania</text:p>
          </table:table-cell>
          <table:table-cell table:style-name="ce27" office:value-type="string" calcext:value-type="string">
            <text:p>oprocentowanie</text:p>
          </table:table-cell>
          <table:table-cell table:style-name="ce33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 table:formula="of:=kredyt1" office:value-type="float" office:value="10000" calcext:value-type="float">
            <text:p><text:s/>10 000,00 zł </text:p>
          </table:table-cell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/>
          <table:table-cell table:style-name="ce14" table:formula="of:=[.D7]*stopa1/12" office:value-type="float" office:value="66.6666666666667" calcext:value-type="float">
            <text:p><text:s/>66,67 zł </text:p>
          </table:table-cell>
          <table:table-cell table:style-name="ce20" table:formula="of:=[.D7]+[.C8]+[.$D$21]" office:value-type="float" office:value="9196.78237581246" calcext:value-type="float">
            <text:p><text:s/>9 196,78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6" office:value-type="float" office:value="2" calcext:value-type="float">
            <text:p>2</text:p>
          </table:table-cell>
          <table:table-cell/>
          <table:table-cell table:style-name="ce14" table:formula="of:=[.D8]*stopa1/12" office:value-type="float" office:value="61.3118825054164" calcext:value-type="float">
            <text:p><text:s/>61,31 zł </text:p>
          </table:table-cell>
          <table:table-cell table:style-name="ce20" table:formula="of:=[.D8]+[.C9]+[.$D$21]" office:value-type="float" office:value="8388.20996746366" calcext:value-type="float">
            <text:p><text:s/>8 388,2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6" office:value-type="float" office:value="3" calcext:value-type="float">
            <text:p>3</text:p>
          </table:table-cell>
          <table:table-cell/>
          <table:table-cell table:style-name="ce14" table:formula="of:=[.D9]*stopa1/12" office:value-type="float" office:value="55.9213997830911" calcext:value-type="float">
            <text:p><text:s/>55,92 zł </text:p>
          </table:table-cell>
          <table:table-cell table:style-name="ce20" table:formula="of:=[.D9]+[.C10]+[.$D$21]" office:value-type="float" office:value="7574.24707639254" calcext:value-type="float">
            <text:p><text:s/>7 574,25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/>
          <table:table-cell table:style-name="ce14" table:formula="of:=[.D10]*stopa1/12" office:value-type="float" office:value="50.4949805092836" calcext:value-type="float">
            <text:p><text:s/>50,49 zł </text:p>
          </table:table-cell>
          <table:table-cell table:style-name="ce20" table:formula="of:=[.D10]+[.C11]+[.$D$21]" office:value-type="float" office:value="6754.85776604762" calcext:value-type="float">
            <text:p><text:s/>6 754,86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/>
          <table:table-cell table:style-name="ce14" table:formula="of:=[.D11]*stopa1/12" office:value-type="float" office:value="45.0323851069841" calcext:value-type="float">
            <text:p><text:s/>45,03 zł </text:p>
          </table:table-cell>
          <table:table-cell table:style-name="ce20" table:formula="of:=[.D11]+[.C12]+[.$D$21]" office:value-type="float" office:value="5930.00586030039" calcext:value-type="float">
            <text:p><text:s/>5 930,0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6" office:value-type="float" office:value="6" calcext:value-type="float">
            <text:p>6</text:p>
          </table:table-cell>
          <table:table-cell/>
          <table:table-cell table:style-name="ce14" table:formula="of:=[.D12]*stopa1/12" office:value-type="float" office:value="39.5333724020026" calcext:value-type="float">
            <text:p><text:s/>39,53 zł </text:p>
          </table:table-cell>
          <table:table-cell table:style-name="ce20" table:formula="of:=[.D12]+[.C13]+[.$D$21]" office:value-type="float" office:value="5099.65494184818" calcext:value-type="float">
            <text:p><text:s/>5 099,65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6" office:value-type="float" office:value="7" calcext:value-type="float">
            <text:p>7</text:p>
          </table:table-cell>
          <table:table-cell/>
          <table:table-cell table:style-name="ce14" table:formula="of:=[.D13]*stopa1/12" office:value-type="float" office:value="33.9976996123212" calcext:value-type="float">
            <text:p><text:s/>34,00 zł </text:p>
          </table:table-cell>
          <table:table-cell table:style-name="ce20" table:formula="of:=[.D13]+[.C14]+[.$D$21]" office:value-type="float" office:value="4263.76835060629" calcext:value-type="float">
            <text:p><text:s/>4 263,77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6" office:value-type="float" office:value="8" calcext:value-type="float">
            <text:p>8</text:p>
          </table:table-cell>
          <table:table-cell/>
          <table:table-cell table:style-name="ce14" table:formula="of:=[.D14]*stopa1/12" office:value-type="float" office:value="28.4251223373753" calcext:value-type="float">
            <text:p><text:s/>28,43 zł </text:p>
          </table:table-cell>
          <table:table-cell table:style-name="ce20" table:formula="of:=[.D14]+[.C15]+[.$D$21]" office:value-type="float" office:value="3422.30918208946" calcext:value-type="float">
            <text:p><text:s/>3 422,3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/>
          <table:table-cell table:style-name="ce14" table:formula="of:=[.D15]*stopa1/12" office:value-type="float" office:value="22.815394547263" calcext:value-type="float">
            <text:p><text:s/>22,82 zł </text:p>
          </table:table-cell>
          <table:table-cell table:style-name="ce20" table:formula="of:=[.D15]+[.C16]+[.$D$21]" office:value-type="float" office:value="2575.24028578251" calcext:value-type="float">
            <text:p><text:s/>2 575,24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/>
          <table:table-cell table:style-name="ce14" table:formula="of:=[.D16]*stopa1/12" office:value-type="float" office:value="17.1682685718834" calcext:value-type="float">
            <text:p><text:s/>17,17 zł </text:p>
          </table:table-cell>
          <table:table-cell table:style-name="ce20" table:formula="of:=[.D16]+[.C17]+[.$D$21]" office:value-type="float" office:value="1722.52426350018" calcext:value-type="float">
            <text:p><text:s/>1 722,52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6" office:value-type="float" office:value="11" calcext:value-type="float">
            <text:p>11</text:p>
          </table:table-cell>
          <table:table-cell/>
          <table:table-cell table:style-name="ce14" table:formula="of:=[.D17]*stopa1/12" office:value-type="float" office:value="11.4834950900012" calcext:value-type="float">
            <text:p><text:s/>11,48 zł </text:p>
          </table:table-cell>
          <table:table-cell table:style-name="ce20" table:formula="of:=[.D17]+[.C18]+[.$D$21]" office:value-type="float" office:value="864.123467735974" calcext:value-type="float">
            <text:p><text:s/>864,12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/>
          <table:table-cell table:style-name="ce14" table:formula="of:=[.D18]*stopa1/12" office:value-type="float" office:value="5.76082311823982" calcext:value-type="float">
            <text:p><text:s/>5,76 zł </text:p>
          </table:table-cell>
          <table:table-cell table:style-name="ce20" table:formula="of:=[.D18]+[.C19]+[.$D$21]" office:value-type="float" office:value="0" calcext:value-type="float">
            <text:p><text:s/>-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number-columns-repeated="2"/>
          <table:table-cell table:style-name="ce15" table:formula="of:=SUM([.C8:.C19])" office:value-type="float" office:value="438.611490250529" calcext:value-type="float">
            <text:p>438,611490250529</text:p>
          </table:table-cell>
          <table:table-cell table:style-name="ce15"/>
          <table:table-cell/>
          <table:table-cell table:style-name="ce26" table:number-columns-repeated="3"/>
          <table:table-cell table:number-columns-repeated="1016"/>
        </table:table-row>
        <table:table-row table:style-name="ro8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 table:formula="of:=PMT(stopa1/12;12;kredyt1;koniec1;0)" office:value-type="float" office:value="-869.884290854211" calcext:value-type="float">
            <text:p>-869,88 zł</text:p>
          </table:table-cell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35"/>
          <table:table-cell table:number-columns-repeated="1016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V" table:style-name="ta2">
        <office:forms form:automatic-focus="false" form:apply-design-mode="fal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9">
          <table:table-cell table:number-columns-repeated="1024"/>
        </table:table-row>
        <table:table-row table:style-name="ro2">
          <table:table-cell table:style-name="ce70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70"/>
          <table:table-cell table:style-name="ce100" office:value-type="percentage" office:value="0.012" calcext:value-type="percentage">
            <text:p>1,20%</text:p>
          </table:table-cell>
          <table:table-cell/>
          <table:table-cell table:style-name="ce70" office:value-type="string" calcext:value-type="string" table:number-columns-spanned="2" table:number-rows-spanned="1">
            <text:p>Miesięczna wpłata:</text:p>
          </table:table-cell>
          <table:covered-table-cell table:style-name="ce70"/>
          <table:table-cell table:style-name="ce31" office:value-type="float" office:value="300" calcext:value-type="float">
            <text:p><text:s/>300,00 zł </text:p>
          </table:table-cell>
          <table:table-cell table:number-columns-repeated="1016"/>
        </table:table-row>
        <table:table-row table:style-name="ro3">
          <table:table-cell table:style-name="ce22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22"/>
          <table:table-cell table:style-name="ce18" office:value-type="string" calcext:value-type="string">
            <text:p>1 miesiąc</text:p>
          </table:table-cell>
          <table:table-cell/>
          <table:table-cell table:style-name="ce22" office:value-type="string" calcext:value-type="string" table:number-columns-spanned="2" table:number-rows-spanned="1">
            <text:p>Stan początkowy konta:</text:p>
          </table:table-cell>
          <table:covered-table-cell table:style-name="ce22"/>
          <table:table-cell table:style-name="ce32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3"/>
          <table:table-cell office:value-type="string" calcext:value-type="string">
            <text:p>WPŁATA DOKONYWANA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99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99"/>
          <table:table-cell/>
          <table:table-cell table:style-name="ce103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03"/>
          <table:table-cell table:number-columns-repeated="1016"/>
        </table:table-row>
        <table:table-row table:style-name="ro11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3" office:value-type="string" calcext:value-type="string">
            <text:p>Stan konta:</text:p>
          </table:table-cell>
          <table:table-cell table:number-columns-repeated="1016"/>
        </table:table-row>
        <table:table-row table:style-name="ro8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 table:formula="of:=start" office:value-type="float" office:value="0" calcext:value-type="float">
            <text:p><text:s/>- zł </text:p>
          </table:table-cell>
          <table:table-cell/>
          <table:table-cell table:style-name="ce24"/>
          <table:table-cell table:style-name="ce28"/>
          <table:table-cell table:style-name="ce34" table:formula="of:=start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/>
          <table:table-cell table:style-name="ce14" table:formula="of:=[.D7]*stopa2/12" office:value-type="float" office:value="0" calcext:value-type="float">
            <text:p><text:s/>- zł </text:p>
          </table:table-cell>
          <table:table-cell table:style-name="ce20" table:formula="of:=[.D7]+[.C8]+rata" office:value-type="float" office:value="300" calcext:value-type="float">
            <text:p><text:s/>300,00 zł </text:p>
          </table:table-cell>
          <table:table-cell/>
          <table:table-cell table:style-name="ce25" table:formula="of:=[.H7]+rata" office:value-type="float" office:value="300" calcext:value-type="float">
            <text:p><text:s/>300,00 zł </text:p>
          </table:table-cell>
          <table:table-cell table:style-name="ce29" table:formula="of:=[.F8]*stopa2/12" office:value-type="float" office:value="0.3" calcext:value-type="float">
            <text:p><text:s/>0,30 zł </text:p>
          </table:table-cell>
          <table:table-cell table:style-name="ce34" table:formula="of:=[.F8]+[.G8]" office:value-type="float" office:value="300.3" calcext:value-type="float">
            <text:p><text:s/>300,30 zł </text:p>
          </table:table-cell>
          <table:table-cell table:number-columns-repeated="1016"/>
        </table:table-row>
        <table:table-row table:style-name="ro4">
          <table:table-cell table:style-name="ce6" office:value-type="float" office:value="2" calcext:value-type="float">
            <text:p>2</text:p>
          </table:table-cell>
          <table:table-cell/>
          <table:table-cell table:style-name="ce14" table:formula="of:=[.D8]*stopa2/12" office:value-type="float" office:value="0.3" calcext:value-type="float">
            <text:p><text:s/>0,30 zł </text:p>
          </table:table-cell>
          <table:table-cell table:style-name="ce20" table:formula="of:=[.D8]+[.C9]+rata" office:value-type="float" office:value="600.3" calcext:value-type="float">
            <text:p><text:s/>600,30 zł </text:p>
          </table:table-cell>
          <table:table-cell/>
          <table:table-cell table:style-name="ce25" table:formula="of:=[.H8]+rata" office:value-type="float" office:value="600.3" calcext:value-type="float">
            <text:p><text:s/>600,30 zł </text:p>
          </table:table-cell>
          <table:table-cell table:style-name="ce29" table:formula="of:=[.F9]*stopa2/12" office:value-type="float" office:value="0.6003" calcext:value-type="float">
            <text:p><text:s/>0,60 zł </text:p>
          </table:table-cell>
          <table:table-cell table:style-name="ce34" table:formula="of:=[.F9]+[.G9]" office:value-type="float" office:value="600.9003" calcext:value-type="float">
            <text:p><text:s/>600,90 zł </text:p>
          </table:table-cell>
          <table:table-cell table:number-columns-repeated="1016"/>
        </table:table-row>
        <table:table-row table:style-name="ro4">
          <table:table-cell table:style-name="ce6" office:value-type="float" office:value="3" calcext:value-type="float">
            <text:p>3</text:p>
          </table:table-cell>
          <table:table-cell/>
          <table:table-cell table:style-name="ce14" table:formula="of:=[.D9]*stopa2/12" office:value-type="float" office:value="0.6003" calcext:value-type="float">
            <text:p><text:s/>0,60 zł </text:p>
          </table:table-cell>
          <table:table-cell table:style-name="ce20" table:formula="of:=[.D9]+[.C10]+rata" office:value-type="float" office:value="900.9003" calcext:value-type="float">
            <text:p><text:s/>900,90 zł </text:p>
          </table:table-cell>
          <table:table-cell/>
          <table:table-cell table:style-name="ce25" table:formula="of:=[.H9]+rata" office:value-type="float" office:value="900.9003" calcext:value-type="float">
            <text:p><text:s/>900,90 zł </text:p>
          </table:table-cell>
          <table:table-cell table:style-name="ce29" table:formula="of:=[.F10]*stopa2/12" office:value-type="float" office:value="0.9009003" calcext:value-type="float">
            <text:p><text:s/>0,90 zł </text:p>
          </table:table-cell>
          <table:table-cell table:style-name="ce34" table:formula="of:=[.F10]+[.G10]" office:value-type="float" office:value="901.8012003" calcext:value-type="float">
            <text:p><text:s/>901,80 zł </text:p>
          </table:table-cell>
          <table:table-cell table:number-columns-repeated="1016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/>
          <table:table-cell table:style-name="ce14" table:formula="of:=[.D10]*stopa2/12" office:value-type="float" office:value="0.9009003" calcext:value-type="float">
            <text:p><text:s/>0,90 zł </text:p>
          </table:table-cell>
          <table:table-cell table:style-name="ce20" table:formula="of:=[.D10]+[.C11]+rata" office:value-type="float" office:value="1201.8012003" calcext:value-type="float">
            <text:p><text:s/>1 201,80 zł </text:p>
          </table:table-cell>
          <table:table-cell/>
          <table:table-cell table:style-name="ce25" table:formula="of:=[.H10]+rata" office:value-type="float" office:value="1201.8012003" calcext:value-type="float">
            <text:p><text:s/>1 201,80 zł </text:p>
          </table:table-cell>
          <table:table-cell table:style-name="ce29" table:formula="of:=[.F11]*stopa2/12" office:value-type="float" office:value="1.2018012003" calcext:value-type="float">
            <text:p><text:s/>1,20 zł </text:p>
          </table:table-cell>
          <table:table-cell table:style-name="ce34" table:formula="of:=[.F11]+[.G11]" office:value-type="float" office:value="1203.0030015003" calcext:value-type="float">
            <text:p><text:s/>1 203,00 zł </text:p>
          </table:table-cell>
          <table:table-cell table:number-columns-repeated="1016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/>
          <table:table-cell table:style-name="ce14" table:formula="of:=[.D11]*stopa2/12" office:value-type="float" office:value="1.2018012003" calcext:value-type="float">
            <text:p><text:s/>1,20 zł </text:p>
          </table:table-cell>
          <table:table-cell table:style-name="ce20" table:formula="of:=[.D11]+[.C12]+rata" office:value-type="float" office:value="1503.0030015003" calcext:value-type="float">
            <text:p><text:s/>1 503,00 zł </text:p>
          </table:table-cell>
          <table:table-cell/>
          <table:table-cell table:style-name="ce25" table:formula="of:=[.H11]+rata" office:value-type="float" office:value="1503.0030015003" calcext:value-type="float">
            <text:p><text:s/>1 503,00 zł </text:p>
          </table:table-cell>
          <table:table-cell table:style-name="ce29" table:formula="of:=[.F12]*stopa2/12" office:value-type="float" office:value="1.5030030015003" calcext:value-type="float">
            <text:p><text:s/>1,50 zł </text:p>
          </table:table-cell>
          <table:table-cell table:style-name="ce34" table:formula="of:=[.F12]+[.G12]" office:value-type="float" office:value="1504.5060045018" calcext:value-type="float">
            <text:p><text:s/>1 504,51 zł </text:p>
          </table:table-cell>
          <table:table-cell table:number-columns-repeated="1016"/>
        </table:table-row>
        <table:table-row table:style-name="ro4">
          <table:table-cell table:style-name="ce6" office:value-type="float" office:value="6" calcext:value-type="float">
            <text:p>6</text:p>
          </table:table-cell>
          <table:table-cell/>
          <table:table-cell table:style-name="ce14" table:formula="of:=[.D12]*stopa2/12" office:value-type="float" office:value="1.5030030015003" calcext:value-type="float">
            <text:p><text:s/>1,50 zł </text:p>
          </table:table-cell>
          <table:table-cell table:style-name="ce20" table:formula="of:=[.D12]+[.C13]+rata" office:value-type="float" office:value="1804.5060045018" calcext:value-type="float">
            <text:p><text:s/>1 804,51 zł </text:p>
          </table:table-cell>
          <table:table-cell/>
          <table:table-cell table:style-name="ce25" table:formula="of:=[.H12]+rata" office:value-type="float" office:value="1804.5060045018" calcext:value-type="float">
            <text:p><text:s/>1 804,51 zł </text:p>
          </table:table-cell>
          <table:table-cell table:style-name="ce29" table:formula="of:=[.F13]*stopa2/12" office:value-type="float" office:value="1.8045060045018" calcext:value-type="float">
            <text:p><text:s/>1,80 zł </text:p>
          </table:table-cell>
          <table:table-cell table:style-name="ce34" table:formula="of:=[.F13]+[.G13]" office:value-type="float" office:value="1806.3105105063" calcext:value-type="float">
            <text:p><text:s/>1 806,31 zł </text:p>
          </table:table-cell>
          <table:table-cell table:number-columns-repeated="1016"/>
        </table:table-row>
        <table:table-row table:style-name="ro4">
          <table:table-cell table:style-name="ce6" office:value-type="float" office:value="7" calcext:value-type="float">
            <text:p>7</text:p>
          </table:table-cell>
          <table:table-cell/>
          <table:table-cell table:style-name="ce14" table:formula="of:=[.D13]*stopa2/12" office:value-type="float" office:value="1.8045060045018" calcext:value-type="float">
            <text:p><text:s/>1,80 zł </text:p>
          </table:table-cell>
          <table:table-cell table:style-name="ce20" table:formula="of:=[.D13]+[.C14]+rata" office:value-type="float" office:value="2106.3105105063" calcext:value-type="float">
            <text:p><text:s/>2 106,31 zł </text:p>
          </table:table-cell>
          <table:table-cell/>
          <table:table-cell table:style-name="ce25" table:formula="of:=[.H13]+rata" office:value-type="float" office:value="2106.3105105063" calcext:value-type="float">
            <text:p><text:s/>2 106,31 zł </text:p>
          </table:table-cell>
          <table:table-cell table:style-name="ce29" table:formula="of:=[.F14]*stopa2/12" office:value-type="float" office:value="2.1063105105063" calcext:value-type="float">
            <text:p><text:s/>2,11 zł </text:p>
          </table:table-cell>
          <table:table-cell table:style-name="ce34" table:formula="of:=[.F14]+[.G14]" office:value-type="float" office:value="2108.41682101681" calcext:value-type="float">
            <text:p><text:s/>2 108,42 zł </text:p>
          </table:table-cell>
          <table:table-cell table:number-columns-repeated="1016"/>
        </table:table-row>
        <table:table-row table:style-name="ro4">
          <table:table-cell table:style-name="ce6" office:value-type="float" office:value="8" calcext:value-type="float">
            <text:p>8</text:p>
          </table:table-cell>
          <table:table-cell/>
          <table:table-cell table:style-name="ce14" table:formula="of:=[.D14]*stopa2/12" office:value-type="float" office:value="2.1063105105063" calcext:value-type="float">
            <text:p><text:s/>2,11 zł </text:p>
          </table:table-cell>
          <table:table-cell table:style-name="ce20" table:formula="of:=[.D14]+[.C15]+rata" office:value-type="float" office:value="2408.41682101681" calcext:value-type="float">
            <text:p><text:s/>2 408,42 zł </text:p>
          </table:table-cell>
          <table:table-cell/>
          <table:table-cell table:style-name="ce25" table:formula="of:=[.H14]+rata" office:value-type="float" office:value="2408.41682101681" calcext:value-type="float">
            <text:p><text:s/>2 408,42 zł </text:p>
          </table:table-cell>
          <table:table-cell table:style-name="ce29" table:formula="of:=[.F15]*stopa2/12" office:value-type="float" office:value="2.40841682101681" calcext:value-type="float">
            <text:p><text:s/>2,41 zł </text:p>
          </table:table-cell>
          <table:table-cell table:style-name="ce34" table:formula="of:=[.F15]+[.G15]" office:value-type="float" office:value="2410.82523783782" calcext:value-type="float">
            <text:p><text:s/>2 410,83 zł </text:p>
          </table:table-cell>
          <table:table-cell table:number-columns-repeated="1016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/>
          <table:table-cell table:style-name="ce14" table:formula="of:=[.D15]*stopa2/12" office:value-type="float" office:value="2.40841682101681" calcext:value-type="float">
            <text:p><text:s/>2,41 zł </text:p>
          </table:table-cell>
          <table:table-cell table:style-name="ce20" table:formula="of:=[.D15]+[.C16]+rata" office:value-type="float" office:value="2710.82523783783" calcext:value-type="float">
            <text:p><text:s/>2 710,83 zł </text:p>
          </table:table-cell>
          <table:table-cell/>
          <table:table-cell table:style-name="ce25" table:formula="of:=[.H15]+rata" office:value-type="float" office:value="2710.82523783783" calcext:value-type="float">
            <text:p><text:s/>2 710,83 zł </text:p>
          </table:table-cell>
          <table:table-cell table:style-name="ce29" table:formula="of:=[.F16]*stopa2/12" office:value-type="float" office:value="2.71082523783783" calcext:value-type="float">
            <text:p><text:s/>2,71 zł </text:p>
          </table:table-cell>
          <table:table-cell table:style-name="ce34" table:formula="of:=[.F16]+[.G16]" office:value-type="float" office:value="2713.53606307566" calcext:value-type="float">
            <text:p><text:s/>2 713,54 zł </text:p>
          </table:table-cell>
          <table:table-cell table:number-columns-repeated="1016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/>
          <table:table-cell table:style-name="ce14" table:formula="of:=[.D16]*stopa2/12" office:value-type="float" office:value="2.71082523783783" calcext:value-type="float">
            <text:p><text:s/>2,71 zł </text:p>
          </table:table-cell>
          <table:table-cell table:style-name="ce20" table:formula="of:=[.D16]+[.C17]+rata" office:value-type="float" office:value="3013.53606307566" calcext:value-type="float">
            <text:p><text:s/>3 013,54 zł </text:p>
          </table:table-cell>
          <table:table-cell/>
          <table:table-cell table:style-name="ce25" table:formula="of:=[.H16]+rata" office:value-type="float" office:value="3013.53606307566" calcext:value-type="float">
            <text:p><text:s/>3 013,54 zł </text:p>
          </table:table-cell>
          <table:table-cell table:style-name="ce29" table:formula="of:=[.F17]*stopa2/12" office:value-type="float" office:value="3.01353606307566" calcext:value-type="float">
            <text:p><text:s/>3,01 zł </text:p>
          </table:table-cell>
          <table:table-cell table:style-name="ce34" table:formula="of:=[.F17]+[.G17]" office:value-type="float" office:value="3016.54959913874" calcext:value-type="float">
            <text:p><text:s/>3 016,55 zł </text:p>
          </table:table-cell>
          <table:table-cell table:number-columns-repeated="1016"/>
        </table:table-row>
        <table:table-row table:style-name="ro4">
          <table:table-cell table:style-name="ce6" office:value-type="float" office:value="11" calcext:value-type="float">
            <text:p>11</text:p>
          </table:table-cell>
          <table:table-cell/>
          <table:table-cell table:style-name="ce14" table:formula="of:=[.D17]*stopa2/12" office:value-type="float" office:value="3.01353606307566" calcext:value-type="float">
            <text:p><text:s/>3,01 zł </text:p>
          </table:table-cell>
          <table:table-cell table:style-name="ce20" table:formula="of:=[.D17]+[.C18]+rata" office:value-type="float" office:value="3316.54959913874" calcext:value-type="float">
            <text:p><text:s/>3 316,55 zł </text:p>
          </table:table-cell>
          <table:table-cell/>
          <table:table-cell table:style-name="ce25" table:formula="of:=[.H17]+rata" office:value-type="float" office:value="3316.54959913874" calcext:value-type="float">
            <text:p><text:s/>3 316,55 zł </text:p>
          </table:table-cell>
          <table:table-cell table:style-name="ce29" table:formula="of:=[.F18]*stopa2/12" office:value-type="float" office:value="3.31654959913874" calcext:value-type="float">
            <text:p><text:s/>3,32 zł </text:p>
          </table:table-cell>
          <table:table-cell table:style-name="ce34" table:formula="of:=[.F18]+[.G18]" office:value-type="float" office:value="3319.86614873788" calcext:value-type="float">
            <text:p><text:s/>3 319,87 zł </text:p>
          </table:table-cell>
          <table:table-cell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/>
          <table:table-cell table:style-name="ce14" table:formula="of:=[.D18]*stopa2/12" office:value-type="float" office:value="3.31654959913874" calcext:value-type="float">
            <text:p><text:s/>3,32 zł </text:p>
          </table:table-cell>
          <table:table-cell table:style-name="ce20" table:formula="of:=[.D18]+[.C19]+rata" office:value-type="float" office:value="3619.86614873788" calcext:value-type="float">
            <text:p><text:s/>3 619,87 zł </text:p>
          </table:table-cell>
          <table:table-cell/>
          <table:table-cell table:style-name="ce25" table:formula="of:=[.H18]+rata" office:value-type="float" office:value="3619.86614873788" calcext:value-type="float">
            <text:p><text:s/>3 619,87 zł </text:p>
          </table:table-cell>
          <table:table-cell table:style-name="ce29" table:formula="of:=[.F19]*stopa2/12" office:value-type="float" office:value="3.61986614873788" calcext:value-type="float">
            <text:p><text:s/>3,62 zł </text:p>
          </table:table-cell>
          <table:table-cell table:style-name="ce34" table:formula="of:=[.F19]+[.G19]" office:value-type="float" office:value="3623.48601488662" calcext:value-type="float">
            <text:p><text:s/>3 623,49 zł </text:p>
          </table:table-cell>
          <table:table-cell table:number-columns-repeated="1016"/>
        </table:table-row>
        <table:table-row table:style-name="ro7">
          <table:table-cell table:style-name="ce8" table:number-columns-repeated="2"/>
          <table:table-cell table:style-name="ce15" table:formula="of:=SUM([.C8:.C19])" office:value-type="float" office:value="19.8661487378774" calcext:value-type="float">
            <text:p>19,8661487378774</text:p>
          </table:table-cell>
          <table:table-cell table:style-name="ce37"/>
          <table:table-cell/>
          <table:table-cell table:style-name="ce26"/>
          <table:table-cell table:style-name="ce26" table:formula="of:=SUM([.G8:.G19])" office:value-type="float" office:value="23.4860148866153" calcext:value-type="float">
            <text:p>23,4860148866153</text:p>
          </table:table-cell>
          <table:table-cell table:style-name="ce40"/>
          <table:table-cell table:number-columns-repeated="1016"/>
        </table:table-row>
        <table:table-row table:style-name="ro7">
          <table:table-cell table:number-columns-repeated="3"/>
          <table:table-cell table:style-name="ce102" table:formula="of:=FV(stopa2/12;12;-rata;start;0)" office:value-type="currency" office:currency="PLN" office:value="3619.86614873746" calcext:value-type="currency">
            <text:p>3 619,87 zł</text:p>
          </table:table-cell>
          <table:table-cell table:number-columns-repeated="3"/>
          <table:table-cell table:style-name="ce41" table:formula="of:=FV(stopa2/12;12;-rata;start;1)" office:value-type="float" office:value="3623.4860148862" calcext:value-type="float">
            <text:p>3 623,49 zł</text:p>
          </table:table-cell>
          <table:table-cell table:number-columns-repeated="1016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Lokata" table:style-name="ta3">
        <office:forms form:automatic-focus="false" form:apply-design-mode="false"/>
        <table:shapes>
          <draw:frame draw:z-index="0" draw:name="Picture 1" draw:style-name="gr1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57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number-columns-repeated="251" table:default-cell-style-name="ce1"/>
        <table:table-column table:style-name="co21" table:number-columns-repeated="767" table:default-cell-style-name="Default"/>
        <table:table-row table:style-name="ro12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13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66" table:formula="of:=[.D2]+[.E2]" office:value-type="float" office:value="3000" calcext:value-type="float">
            <text:p><text:s/>3 000,00 zł </text:p>
          </table:table-cell>
          <table:table-cell table:style-name="ce45"/>
          <table:table-cell table:number-columns-repeated="1017"/>
        </table:table-row>
        <table:table-row table:style-name="ro13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 table:formula="of:=[.F2]" office:value-type="float" office:value="3000" calcext:value-type="float">
            <text:p><text:s/>3 000,00 zł </text:p>
          </table:table-cell>
          <table:table-cell table:style-name="ce65" table:formula="of:=[.$A$2]*[.D3]*10/365" office:value-type="float" office:value="5.34246575342466" calcext:value-type="float">
            <text:p><text:s/>5,34 zł </text:p>
          </table:table-cell>
          <table:table-cell table:style-name="ce66" table:formula="of:=[.D3]+[.E3]" office:value-type="float" office:value="3005.34246575342" calcext:value-type="float">
            <text:p><text:s/>3 005,34 zł </text:p>
          </table:table-cell>
          <table:table-cell table:style-name="ce45"/>
          <table:table-cell table:number-columns-repeated="1017"/>
        </table:table-row>
        <table:table-row table:style-name="ro13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 table:formula="of:=[.F3]" office:value-type="float" office:value="3005.34246575342" calcext:value-type="float">
            <text:p><text:s/>3 005,34 zł </text:p>
          </table:table-cell>
          <table:table-cell table:style-name="ce65" table:formula="of:=[.$A$2]*[.D4]*10/365" office:value-type="float" office:value="5.3519797335335" calcext:value-type="float">
            <text:p><text:s/>5,35 zł </text:p>
          </table:table-cell>
          <table:table-cell table:style-name="ce66" table:formula="of:=[.D4]+[.E4]" office:value-type="float" office:value="3010.69444548696" calcext:value-type="float">
            <text:p><text:s/>3 010,69 zł </text:p>
          </table:table-cell>
          <table:table-cell table:style-name="ce45"/>
          <table:table-cell table:number-columns-repeated="1017"/>
        </table:table-row>
        <table:table-row table:style-name="ro13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 table:formula="of:=[.F4]" office:value-type="float" office:value="3010.69444548696" calcext:value-type="float">
            <text:p><text:s/>3 010,69 zł </text:p>
          </table:table-cell>
          <table:table-cell table:style-name="ce65" table:formula="of:=[.$A$2]*[.D5]*10/365" office:value-type="float" office:value="5.36151065634664" calcext:value-type="float">
            <text:p><text:s/>5,36 zł </text:p>
          </table:table-cell>
          <table:table-cell table:style-name="ce66" table:formula="of:=[.D5]+[.E5]" office:value-type="float" office:value="3016.0559561433" calcext:value-type="float">
            <text:p><text:s/>3 016,06 zł </text:p>
          </table:table-cell>
          <table:table-cell table:style-name="ce45"/>
          <table:table-cell table:number-columns-repeated="1017"/>
        </table:table-row>
        <table:table-row table:style-name="ro13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 table:formula="of:=[.F5]" office:value-type="float" office:value="3016.0559561433" calcext:value-type="float">
            <text:p><text:s/>3 016,06 zł </text:p>
          </table:table-cell>
          <table:table-cell table:style-name="ce65" table:formula="of:=[.$A$2]*[.D6]*10/365" office:value-type="float" office:value="5.37105855203602" calcext:value-type="float">
            <text:p><text:s/>5,37 zł </text:p>
          </table:table-cell>
          <table:table-cell table:style-name="ce66" table:formula="of:=[.D6]+[.E6]" office:value-type="float" office:value="3021.42701469534" calcext:value-type="float">
            <text:p><text:s/>3 021,43 zł </text:p>
          </table:table-cell>
          <table:table-cell table:style-name="ce45"/>
          <table:table-cell table:number-columns-repeated="1017"/>
        </table:table-row>
        <table:table-row table:style-name="ro13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 table:formula="of:=[.F6]" office:value-type="float" office:value="3021.42701469534" calcext:value-type="float">
            <text:p><text:s/>3 021,43 zł </text:p>
          </table:table-cell>
          <table:table-cell table:style-name="ce65" table:formula="of:=[.$A$2]*[.D7]*10/365" office:value-type="float" office:value="5.38062345082732" calcext:value-type="float">
            <text:p><text:s/>5,38 zł </text:p>
          </table:table-cell>
          <table:table-cell table:style-name="ce66" table:formula="of:=[.D7]+[.E7]" office:value-type="float" office:value="3026.80763814617" calcext:value-type="float">
            <text:p><text:s/>3 026,81 zł </text:p>
          </table:table-cell>
          <table:table-cell table:style-name="ce45"/>
          <table:table-cell table:number-columns-repeated="1017"/>
        </table:table-row>
        <table:table-row table:style-name="ro13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 table:formula="of:=[.F7]" office:value-type="float" office:value="3026.80763814617" calcext:value-type="float">
            <text:p><text:s/>3 026,81 zł </text:p>
          </table:table-cell>
          <table:table-cell table:style-name="ce65" table:formula="of:=[.$A$2]*[.D8]*10/365" office:value-type="float" office:value="5.39020538300003" calcext:value-type="float">
            <text:p><text:s/>5,39 zł </text:p>
          </table:table-cell>
          <table:table-cell table:style-name="ce66" table:formula="of:=[.D8]+[.E8]" office:value-type="float" office:value="3032.19784352917" calcext:value-type="float">
            <text:p><text:s/>3 032,20 zł </text:p>
          </table:table-cell>
          <table:table-cell table:style-name="ce45"/>
          <table:table-cell table:number-columns-repeated="1017"/>
        </table:table-row>
        <table:table-row table:style-name="ro13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 table:formula="of:=[.F8]" office:value-type="float" office:value="3032.19784352917" calcext:value-type="float">
            <text:p><text:s/>3 032,20 zł </text:p>
          </table:table-cell>
          <table:table-cell table:style-name="ce65" table:formula="of:=[.$A$2]*[.D9]*10/365" office:value-type="float" office:value="5.39980437888756" calcext:value-type="float">
            <text:p><text:s/>5,40 zł </text:p>
          </table:table-cell>
          <table:table-cell table:style-name="ce66" table:formula="of:=[.D9]+[.E9]" office:value-type="float" office:value="3037.59764790806" calcext:value-type="float">
            <text:p><text:s/>3 037,60 zł </text:p>
          </table:table-cell>
          <table:table-cell table:style-name="ce45"/>
          <table:table-cell table:number-columns-repeated="1017"/>
        </table:table-row>
        <table:table-row table:style-name="ro13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 table:formula="of:=[.F9]" office:value-type="float" office:value="3037.59764790806" calcext:value-type="float">
            <text:p><text:s/>3 037,60 zł </text:p>
          </table:table-cell>
          <table:table-cell table:style-name="ce65" table:formula="of:=[.$A$2]*[.D10]*10/365" office:value-type="float" office:value="5.40942046887736" calcext:value-type="float">
            <text:p><text:s/>5,41 zł </text:p>
          </table:table-cell>
          <table:table-cell table:style-name="ce66" table:formula="of:=[.D10]+[.E10]" office:value-type="float" office:value="3043.00706837693" calcext:value-type="float">
            <text:p><text:s/>3 043,01 zł </text:p>
          </table:table-cell>
          <table:table-cell table:style-name="ce45"/>
          <table:table-cell table:number-columns-repeated="1017"/>
        </table:table-row>
        <table:table-row table:style-name="ro13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 table:formula="of:=[.F10]" office:value-type="float" office:value="3043.00706837693" calcext:value-type="float">
            <text:p><text:s/>3 043,01 zł </text:p>
          </table:table-cell>
          <table:table-cell table:style-name="ce65" table:formula="of:=[.$A$2]*[.D11]*10/365" office:value-type="float" office:value="5.41905368341098" calcext:value-type="float">
            <text:p><text:s/>5,42 zł </text:p>
          </table:table-cell>
          <table:table-cell table:style-name="ce66" table:formula="of:=[.D11]+[.E11]" office:value-type="float" office:value="3048.42612206034" calcext:value-type="float">
            <text:p><text:s/>3 048,43 zł </text:p>
          </table:table-cell>
          <table:table-cell table:style-name="ce45"/>
          <table:table-cell table:number-columns-repeated="1017"/>
        </table:table-row>
        <table:table-row table:style-name="ro13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 table:formula="of:=[.F11]" office:value-type="float" office:value="3048.42612206034" calcext:value-type="float">
            <text:p><text:s/>3 048,43 zł </text:p>
          </table:table-cell>
          <table:table-cell table:style-name="ce65" table:formula="of:=[.$A$2]*[.D12]*10/365" office:value-type="float" office:value="5.42870405298417" calcext:value-type="float">
            <text:p><text:s/>5,43 zł </text:p>
          </table:table-cell>
          <table:table-cell table:style-name="ce66" table:formula="of:=[.D12]+[.E12]" office:value-type="float" office:value="3053.85482611333" calcext:value-type="float">
            <text:p><text:s/>3 053,85 zł </text:p>
          </table:table-cell>
          <table:table-cell table:style-name="ce45"/>
          <table:table-cell table:number-columns-repeated="1017"/>
        </table:table-row>
        <table:table-row table:style-name="ro13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 table:formula="of:=[.F12]" office:value-type="float" office:value="3053.85482611333" calcext:value-type="float">
            <text:p><text:s/>3 053,85 zł </text:p>
          </table:table-cell>
          <table:table-cell table:style-name="ce65" table:formula="of:=[.$A$2]*[.D13]*10/365" office:value-type="float" office:value="5.43837160814702" calcext:value-type="float">
            <text:p><text:s/>5,44 zł </text:p>
          </table:table-cell>
          <table:table-cell table:style-name="ce66" table:formula="of:=[.D13]+[.E13]" office:value-type="float" office:value="3059.29319772148" calcext:value-type="float">
            <text:p><text:s/>3 059,29 zł </text:p>
          </table:table-cell>
          <table:table-cell table:style-name="ce45"/>
          <table:table-cell table:number-columns-repeated="1017"/>
        </table:table-row>
        <table:table-row table:style-name="ro13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 table:formula="of:=[.F13]" office:value-type="float" office:value="3059.29319772148" calcext:value-type="float">
            <text:p><text:s/>3 059,29 zł </text:p>
          </table:table-cell>
          <table:table-cell table:style-name="ce65" table:formula="of:=[.$A$2]*[.D14]*10/365" office:value-type="float" office:value="5.448056379504" calcext:value-type="float">
            <text:p><text:s/>5,45 zł </text:p>
          </table:table-cell>
          <table:table-cell table:style-name="ce66" table:formula="of:=[.D14]+[.E14]" office:value-type="float" office:value="3064.74125410098" calcext:value-type="float">
            <text:p><text:s/>3 064,74 zł </text:p>
          </table:table-cell>
          <table:table-cell table:style-name="ce45"/>
          <table:table-cell table:number-columns-repeated="1017"/>
        </table:table-row>
        <table:table-row table:style-name="ro13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 table:formula="of:=[.F14]" office:value-type="float" office:value="3064.74125410098" calcext:value-type="float">
            <text:p><text:s/>3 064,74 zł </text:p>
          </table:table-cell>
          <table:table-cell table:style-name="ce65" table:formula="of:=[.$A$2]*[.D15]*10/365" office:value-type="float" office:value="5.45775839771407" calcext:value-type="float">
            <text:p><text:s/>5,46 zł </text:p>
          </table:table-cell>
          <table:table-cell table:style-name="ce66" table:formula="of:=[.D15]+[.E15]" office:value-type="float" office:value="3070.19901249869" calcext:value-type="float">
            <text:p><text:s/>3 070,20 zł </text:p>
          </table:table-cell>
          <table:table-cell table:style-name="ce45"/>
          <table:table-cell table:number-columns-repeated="1017"/>
        </table:table-row>
        <table:table-row table:style-name="ro13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 table:formula="of:=[.F15]" office:value-type="float" office:value="3070.19901249869" calcext:value-type="float">
            <text:p><text:s/>3 070,20 zł </text:p>
          </table:table-cell>
          <table:table-cell table:style-name="ce65" table:formula="of:=[.$A$2]*[.D16]*10/365" office:value-type="float" office:value="5.46747769349082" calcext:value-type="float">
            <text:p><text:s/>5,47 zł </text:p>
          </table:table-cell>
          <table:table-cell table:style-name="ce66" table:formula="of:=[.D16]+[.E16]" office:value-type="float" office:value="3075.66649019218" calcext:value-type="float">
            <text:p><text:s/>3 075,67 zł </text:p>
          </table:table-cell>
          <table:table-cell table:style-name="ce45"/>
          <table:table-cell table:number-columns-repeated="1017"/>
        </table:table-row>
        <table:table-row table:style-name="ro13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4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13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3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5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3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3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3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6" table:number-rows-repeated="1048551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Arkusz4" table:style-name="ta4"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7" table:number-rows-repeated="1048575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>
        <table:named-range table:name="koniec1" table:base-cell-address="$PMT.$H$3" table:cell-range-address="$PMT.$H$3"/>
        <table:named-range table:name="kredyt1" table:base-cell-address="$PMT.$H$2" table:cell-range-address="$PMT.$H$2"/>
        <table:named-range table:name="rata" table:base-cell-address="$FV.$H$2" table:cell-range-address="$FV.$H$2"/>
        <table:named-range table:name="start" table:base-cell-address="$FV.$H$3" table:cell-range-address="$FV.$H$3"/>
        <table:named-range table:name="stopa1" table:base-cell-address="$PMT.$D$2" table:cell-range-address="$PMT.$D$2"/>
        <table:named-range table:name="stopa2" table:base-cell-address="$FV.$D$2" table:cell-range-address="$FV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.00.0000</text:date>, <text:time style:data-style-name="N2" text:time-value="11:55:45.14552577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8T12:31:02.764757374</dc:date>
    <meta:editing-cycles>14</meta:editing-cycles>
    <meta:editing-duration>P11DT13H57M36S</meta:editing-duration>
    <meta:generator>LibreOffice/6.0.2.1$Linux_X86_64 LibreOffice_project/00m0$Build-1</meta:generator>
    <meta:document-statistic meta:table-count="4" meta:cell-count="242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